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hsb" fo:country="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%-------------------------------------------------------------------</text:p>
      <text:p text:style-name="P1"/>
      <text:p text:style-name="P1">kapitl((Prěnje knihi Mójzaskowe))</text:p>
      <text:p text:style-name="P1"/>
      <text:p text:style-name="P1">staw((1. staw))</text:p>
      <text:p text:style-name="P1"/>
      <text:p text:style-name="P1">detail((Stworjenje swěta.))</text:p>
      <text:p text:style-name="P1"/>
      <text:p text:style-name="P1">%-------------------------------------------------------------------</text:p>
      <text:p text:style-name="P1"/>
      <text:p text:style-name="P1">1. W zpočatku ztwori Bóh njebjesa a zemju. ref((Jant, 1. Kók 1, 16. Pjz. 33, 6. Pz. 102, 26. Hebr. 11, 3.))</text:p>
      <text:p text:style-name="P1"/>
      <text:p text:style-name="P1">2. A zemja běše puzta a prózna, a ćma bě na hłubokozći; a Boži Duch lětaše na wodach. </text:p>
      <text:p text:style-name="P1"/>
      <text:p text:style-name="P1">3. A Bóh dźeše: Budź swětło! Dha bu swětło. ref((2 Kor. 4, 6.))</text:p>
      <text:p text:style-name="P1"/>
      <text:p text:style-name="P1">4. A Bóh widźiše swětło, zo je dobre. Duž rosdźěli Bóh swětło wot ćmy. ref((Jez. 45, 7.))</text:p>
      <text:p text:style-name="P1"/>
      <text:p text:style-name="P1">5. A Bóh mjenowaše to swětło dźeń, a tu ćmu mjenowaše wón nóz. A bu wječor a bu rano, prěni dźeń. </text:p>
      <text:p text:style-name="P1"/>
      <text:p text:style-name="P1">6. A Bóh dźeše: Budź twjerdozć bjes wodami a dźěl wody wot wodow. ref((Jer. 10, 12. St. 51, 15. Pj. 186, 5.))</text:p>
      <text:p text:style-name="P1"/>
      <text:p text:style-name="P1">7. A Bóh zčini tu twjerdozć a rosdźěli wody, kotrež su pod twjerdozću, wot wodow, kotrež su na twjerdozći. A zta so tak. ref((Pj. 104, 3. Pz. 148, 4.))</text:p>
      <text:p text:style-name="P1"/>
      <text:p text:style-name="P1">8. A Bóh mjenowaše tu twjerdozć njebjesa. A bu wječor a bu rano, druhi dźeń. </text:p>
      <text:p text:style-name="P1"/>
      <text:p text:style-name="P1">9. atd</text:p>
      <text:p text:style-name="P1"/>
      <text:p text:style-name="P1">%-------------------------------------------------------------------</text:p>
      <text:p text:style-name="P1"/>
      <text:p text:style-name="P1">staw((2. staw))</text:p>
      <text:p text:style-name="P1"/>
      <text:p text:style-name="P1">detail((Ssabat. Stworjenje člowjeka. Paradiszahroda. Božej pšikazni a mandźelztwo.))</text:p>
      <text:p text:style-name="P1"/>
      <text:p text:style-name="P1">%-------------------------------------------------------------------</text:p>
      <text:p text:style-name="P1"/>
      <text:p text:style-name="P1">1. Tak buchu dokonjane njebjesa a zemja a wšitko jich wójzko. </text:p>
      <text:p text:style-name="P1"/>
      <text:p text:style-name="P1">2. A tak dokonja Bóh sedmy dźeń swoje dźěło, kotrež bě činił. A wotpočowaše sedmy dźeń wot wšitkeho swojeho dźěła, kotrež wón bě zčinił. ref((2 Mójz. 20, 11. St. 31, 17., 5, 14. Jez. 40, 28. Hebr. 4, 4.))</text:p>
      <text:p text:style-name="P1"/>
      <text:p text:style-name="P1">3. A Bóh požohnowaše tón sedmy dźeń a swjećeše jón, teho dla, zo wón běše na nim wotpočował wot wšitkeho swojeho dźěła, kotrež Bóh ztworił a zčinił bě. </text:p>
      <text:p text:style-name="P1"/>
      <text:p text:style-name="P1">4. Tajke je to ztworjenje njebjesow a zemje, hdyž běchu ztworjene, w času, hdyž Bóh tón Knjes zemju a njebjesa ztwori. </text:p>
      <text:p text:style-name="P1"><text:soft-page-break/></text:p>
      <text:p text:style-name="P1">5. A wšelake štomy na polu, kotrež prjedy njejsu byłe na zemi, a wšelake zele na polu, kotrež prjedy nihdy njeje roztło. Pšetož Bóh tón Knjes hišće njeběše dał dešć hić na zemju, a njeje był člowjek, kiž by zemju dźěłał. </text:p>
      <text:p text:style-name="P1"/>
      <text:p text:style-name="P1">6. Ale młha dźěše ze zemje a mačeše zyłu zemju. </text:p>
      <text:p text:style-name="P1"/>
      <text:p text:style-name="P1">7. A Bóh tón Knjes ztwori člowjeka z procha teje zemje a dunu jemu žiwy dych do jeho nosa. A tak bu člowjek žiwa duša. ref((St. 1, 26. 1. Kor. 15, 45.))</text:p>
      <text:p text:style-name="P1"/>
      <text:p text:style-name="P1">8. atd</text:p>
      <text:p text:style-name="P1"/>
      <text:p text:style-name="P1">%-------------------------------------------------------------------</text:p>
      <text:p text:style-name="P1"/>
      <text:p text:style-name="P1">kapitl((Druhe knihi Mójzaskowe))</text:p>
      <text:p text:style-name="P1"/>
      <text:p text:style-name="P1">staw((1. staw))</text:p>
      <text:p text:style-name="P1"/>
      <text:p text:style-name="P1">detail((Jzraelzkich dźěći słužba a tyšnozć we Egiptowzkej.))</text:p>
      <text:p text:style-name="P1"/>
      <text:p text:style-name="P1">%-------------------------------------------------------------------</text:p>
      <text:p text:style-name="P1"/>
      <text:p text:style-name="P1">1. To su mjena Jzraelzkich dźěći, kotrež z Jakubom do Egiptowzkeje pšińdźechu; kóždy pšińdźe ze swojej khěžu nuts: ref((1 Mójz. 46, 8.))</text:p>
      <text:p text:style-name="P1"/>
      <text:p text:style-name="P1">2. Ruben, Simeon, Levi, Juda, </text:p>
      <text:p text:style-name="P1"/>
      <text:p text:style-name="P1">3. Jzašar, Sebulon, Benjamin, Mójzasowe. </text:p>
      <text:p text:style-name="P1"/>
      <text:p text:style-name="P1">4. Dan, Naphthali, Gad, Aser. </text:p>
      <text:p text:style-name="P1"/>
      <text:p text:style-name="P1">5. A wšitkich dušow, kotrež běchu z Jakubowych bjedrow pšišłe, běše sydom dźesać. Jozeph pak bě prjedy we Egiptowzkej. ref((1 Mójz. 46, 27.))</text:p>
      <text:p text:style-name="P1"/>
      <text:p text:style-name="P1">6. Hdyž pak Jozeph wumrjeł bě a wšitzy jeho bratzja a wšitzy ći, kotziž su we tym času žiwi byli,</text:p>
      <text:p text:style-name="P1"/>
      <text:p text:style-name="P1">7. Rosrozćichu so Jzraelzke dźěći a płodźachu dźěći, pšizporjachu so a rossylnichu so jara wulzy, zo jich tón kraj połny bě. ref((Pj. 105, 24. Jap. zk. 7, 17.))</text:p>
      <text:p text:style-name="P1"/>
      <text:p text:style-name="P1">8. 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xx" style:country-asian="none" style:font-name-complex="Lohit Devanagari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sb" fo:country="DE" style:letter-kerning="true" style:font-name-asian="Noto Serif CJK SC" style:font-size-asian="10.5pt" style:language-asian="zxx" style:country-asian="none" style:font-name-complex="Lohit Devanagari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13:28:25.029319863</meta:creation-date>
    <dc:date>2024-08-10T16:59:05.626290999</dc:date>
    <meta:editing-duration>PT2M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9" meta:word-count="488" meta:character-count="3080" meta:non-whitespace-character-count="2620"/>
  </office:meta>
</office:document-meta>
</file>